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2" style:family="table">
      <style:table-properties style:width="16.999cm" style:rel-width="100%" table:align="left"/>
    </style:style>
    <style:style style:name="Tabela12.A" style:family="table-column">
      <style:table-column-properties style:column-width="16.999cm" style:rel-column-width="65535*"/>
    </style:style>
    <style:style style:name="Tabela12.A1" style:family="table-cell">
      <style:table-cell-properties style:vertical-align="middle" fo:padding="0.049cm" fo:border="0.035cm solid #808080"/>
    </style:style>
    <style:style style:name="Tabela13" style:family="table">
      <style:table-properties style:width="16.999cm" style:rel-width="100%" table:align="left"/>
    </style:style>
    <style:style style:name="Tabela13.A" style:family="table-column">
      <style:table-column-properties style:column-width="16.999cm" style:rel-column-width="65535*"/>
    </style:style>
    <style:style style:name="Tabela13.A1" style:family="table-cell">
      <style:table-cell-properties style:vertical-align="middle" fo:padding="0.049cm" fo:border="0.035cm solid #808080"/>
    </style:style>
    <style:style style:name="Tabela14" style:family="table">
      <style:table-properties style:width="16.999cm" style:rel-width="100%" table:align="left"/>
    </style:style>
    <style:style style:name="Tabela14.A" style:family="table-column">
      <style:table-column-properties style:column-width="16.999cm" style:rel-column-width="65535*"/>
    </style:style>
    <style:style style:name="Tabela14.A1" style:family="table-cell">
      <style:table-cell-properties style:vertical-align="middle" fo:padding="0.049cm" fo:border="0.035cm solid #808080"/>
    </style:style>
    <style:style style:name="Tabela15" style:family="table">
      <style:table-properties style:width="16.999cm" style:rel-width="100%" table:align="left"/>
    </style:style>
    <style:style style:name="Tabela15.A" style:family="table-column">
      <style:table-column-properties style:column-width="16.999cm" style:rel-column-width="65535*"/>
    </style:style>
    <style:style style:name="Tabela15.A1" style:family="table-cell">
      <style:table-cell-properties style:vertical-align="middle" fo:padding="0.049cm" fo:border="0.035cm solid #808080"/>
    </style:style>
    <style:style style:name="Tabela16" style:family="table">
      <style:table-properties style:width="16.999cm" style:rel-width="100%" table:align="left"/>
    </style:style>
    <style:style style:name="Tabela16.A" style:family="table-column">
      <style:table-column-properties style:column-width="16.999cm" style:rel-column-width="65535*"/>
    </style:style>
    <style:style style:name="Tabela16.A1" style:family="table-cell">
      <style:table-cell-properties style:vertical-align="middle" fo:padding="0.049cm" fo:border="0.035cm solid #808080"/>
    </style:style>
    <style:style style:name="Tabela17" style:family="table">
      <style:table-properties style:width="16.999cm" style:rel-width="100%" table:align="left"/>
    </style:style>
    <style:style style:name="Tabela17.A" style:family="table-column">
      <style:table-column-properties style:column-width="16.999cm" style:rel-column-width="65535*"/>
    </style:style>
    <style:style style:name="Tabela17.A1" style:family="table-cell">
      <style:table-cell-properties style:vertical-align="middle" fo:padding="0.049cm" fo:border="0.035cm solid #808080"/>
    </style:style>
    <style:style style:name="Tabela18" style:family="table">
      <style:table-properties style:width="16.999cm" style:rel-width="100%" table:align="left"/>
    </style:style>
    <style:style style:name="Tabela18.A" style:family="table-column">
      <style:table-column-properties style:column-width="16.999cm" style:rel-column-width="65535*"/>
    </style:style>
    <style:style style:name="Tabela18.A1" style:family="table-cell">
      <style:table-cell-properties style:vertical-align="middle" fo:padding="0.049cm" fo:border="0.035cm solid #808080"/>
    </style:style>
    <style:style style:name="Tabela19" style:family="table">
      <style:table-properties style:width="16.999cm" style:rel-width="100%" table:align="left"/>
    </style:style>
    <style:style style:name="Tabela19.A" style:family="table-column">
      <style:table-column-properties style:column-width="16.999cm" style:rel-column-width="65535*"/>
    </style:style>
    <style:style style:name="Tabela19.A1" style:family="table-cell">
      <style:table-cell-properties style:vertical-align="middle" fo:padding="0.049cm" fo:border="0.035cm solid #808080"/>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Text_20_body">
      <style:paragraph-properties fo:margin-top="0cm" fo:margin-bottom="0cm"/>
    </style:style>
    <style:style style:name="P3" style:family="paragraph" style:parent-style-name="Heading_20_1">
      <style:paragraph-properties fo:break-before="page"/>
    </style:style>
    <style:style style:name="P4"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is-list-header="true">PHP Cookies</text:h>
      <text:p text:style-name="Standard"/>
      <text:p text:style-name="Text_20_body">A cookie is often used to identify a user.</text:p>
      <text:p text:style-name="Horizontal_20_Line"/>
      <text:h text:style-name="Heading_20_2" text:outline-level="2" text:is-list-header="true">What is a Cookie? </text:h>
      <text:p text:style-name="Text_20_body">A cookie is often used to identify a user. A cookie is a small file that the server embeds on the user's computer. Each time the same computer requests a page with a browser, it will send the cookie too. With PHP, you can both create and retrieve cookie values.</text:p>
      <text:p text:style-name="Horizontal_20_Line"/>
      <text:h text:style-name="Heading_20_2" text:outline-level="2" text:is-list-header="true">How to Create a Cookie?</text:h>
      <text:p text:style-name="Text_20_body">The setcookie() function is used to set a cookie.</text:p>
      <text:p text:style-name="Text_20_body"><text:span text:style-name="T1">Note:</text:span> The setcookie() function must appear BEFORE the &lt;html&gt; tag. </text:p>
      <text:h text:style-name="Heading_20_3" text:outline-level="3" text:is-list-header="true">Syntax</text:h>
      <table:table table:name="Tabela12" table:style-name="Tabela12">
        <table:table-column table:style-name="Tabela12.A"/>
        <table:table-row>
          <table:table-cell table:style-name="Tabela12.A1" office:value-type="string">
            <text:p text:style-name="P4">setcookie(name, value, expire, path, domain);</text:p>
          </table:table-cell>
        </table:table-row>
      </table:table>
      <text:h text:style-name="Heading_20_3" text:outline-level="3" text:is-list-header="true">Example 1</text:h>
      <text:p text:style-name="Text_20_body">In the example below, we will create a cookie named "user" and assign the value "Alex Porter" to it. We also specify that the cookie should expire after one hour:</text:p>
      <table:table table:name="Tabela13" table:style-name="Tabela13">
        <table:table-column table:style-name="Tabela13.A"/>
        <table:table-row>
          <table:table-cell table:style-name="Tabela13.A1" office:value-type="string">
            <text:p text:style-name="Preformatted_20_Text">&lt;?php </text:p>
            <text:p text:style-name="Preformatted_20_Text">setcookie("user", "Alex Porter", time()+3600);</text:p>
            <text:p text:style-name="P4">?&gt;</text:p>
            <text:p text:style-name="Preformatted_20_Text">&lt;html&gt;</text:p>
            <text:p text:style-name="P4">.....</text:p>
          </table:table-cell>
        </table:table-row>
      </table:table>
      <text:p text:style-name="Text_20_body"><text:span text:style-name="T1">Note: </text:span>The value of the cookie is automatically URLencoded when sending the cookie, and automatically decoded when received (to prevent URLencoding, use setrawcookie() instead).</text:p>
      <text:h text:style-name="Heading_20_3" text:outline-level="3" text:is-list-header="true">Example 2</text:h>
      <text:p text:style-name="Text_20_body">You can also set the expiration time of the cookie in another way. It may be easier than using seconds.</text:p>
      <text:p text:style-name="P1"><text:bookmark text:name="table6"/></text:p>
      <table:table table:name="Tabela14" table:style-name="Tabela14">
        <table:table-column table:style-name="Tabela14.A"/>
        <table:table-row>
          <table:table-cell table:style-name="Tabela14.A1" office:value-type="string">
            <text:p text:style-name="Preformatted_20_Text">&lt;?php</text:p>
            <text:p text:style-name="Preformatted_20_Text">$expire=time()+60*60*24*30;</text:p>
            <text:p text:style-name="Preformatted_20_Text">setcookie("user", "Alex Porter", $expire);</text:p>
            <text:p text:style-name="P4">?&gt;</text:p>
            <text:p text:style-name="Preformatted_20_Text">&lt;html&gt;</text:p>
            <text:p text:style-name="P4">.....</text:p>
          </table:table-cell>
        </table:table-row>
      </table:table>
      <text:p text:style-name="Text_20_body"><text:soft-page-break/>In the example above the expiration time is set to a month (<text:span text:style-name="T2">60 sec * 60 min * 24 hours * 30 days</text:span>).</text:p>
      <text:p text:style-name="Horizontal_20_Line"/>
      <text:h text:style-name="Heading_20_2" text:outline-level="2" text:is-list-header="true">How to Retrieve a Cookie Value?</text:h>
      <text:p text:style-name="Text_20_body">The PHP $_COOKIE variable is used to retrieve a cookie value. <text:line-break/><text:line-break/>In the example below, we retrieve the value of the cookie named "user" and display it on a page:</text:p>
      <text:p text:style-name="P1"><text:bookmark text:name="table3"/></text:p>
      <table:table table:name="Tabela15" table:style-name="Tabela15">
        <table:table-column table:style-name="Tabela15.A"/>
        <table:table-row>
          <table:table-cell table:style-name="Tabela15.A1" office:value-type="string">
            <text:p text:style-name="Preformatted_20_Text">&lt;?php</text:p>
            <text:p text:style-name="Preformatted_20_Text">// Print a cookie</text:p>
            <text:p text:style-name="P4">echo $_COOKIE["user"];</text:p>
            <text:p text:style-name="Preformatted_20_Text">// A way to view all cookies</text:p>
            <text:p text:style-name="Preformatted_20_Text">print_r($_COOKIE);</text:p>
            <text:p text:style-name="P4">?&gt;</text:p>
          </table:table-cell>
        </table:table-row>
      </table:table>
      <text:p text:style-name="Text_20_body">In the following example we use the isset() function to find out if a cookie has been set:</text:p>
      <text:p text:style-name="P1"><text:bookmark text:name="table4"/></text:p>
      <table:table table:name="Tabela16" table:style-name="Tabela16">
        <table:table-column table:style-name="Tabela16.A"/>
        <table:table-row>
          <table:table-cell table:style-name="Tabela16.A1" office:value-type="string">
            <text:p text:style-name="Preformatted_20_Text">&lt;html&gt;</text:p>
            <text:p text:style-name="P4">&lt;body&gt;</text:p>
            <text:p text:style-name="Preformatted_20_Text">&lt;?php</text:p>
            <text:p text:style-name="Preformatted_20_Text">if (isset($_COOKIE["user"]))</text:p>
            <text:p text:style-name="Preformatted_20_Text"><text:s text:c="2"/>echo "Welcome " . $_COOKIE["user"] . "!&lt;br /&gt;";</text:p>
            <text:p text:style-name="Preformatted_20_Text">else</text:p>
            <text:p text:style-name="Preformatted_20_Text"><text:s text:c="2"/>echo "Welcome guest!&lt;br /&gt;";</text:p>
            <text:p text:style-name="P4">?&gt;</text:p>
            <text:p text:style-name="Preformatted_20_Text">&lt;/body&gt;</text:p>
            <text:p text:style-name="P4">&lt;/html&gt;</text:p>
          </table:table-cell>
        </table:table-row>
      </table:table>
      <text:p text:style-name="P2"/>
      <text:p text:style-name="Horizontal_20_Line"/>
      <text:h text:style-name="Heading_20_2" text:outline-level="2" text:is-list-header="true">How to Delete a Cookie?</text:h>
      <text:p text:style-name="Text_20_body">When deleting a cookie you should assure that the expiration date is in the past.</text:p>
      <text:p text:style-name="Text_20_body">Delete example:</text:p>
      <text:p text:style-name="P1"><text:bookmark text:name="table5"/></text:p>
      <table:table table:name="Tabela17" table:style-name="Tabela17">
        <table:table-column table:style-name="Tabela17.A"/>
        <table:table-row>
          <table:table-cell table:style-name="Tabela17.A1" office:value-type="string">
            <text:p text:style-name="Preformatted_20_Text">&lt;?php </text:p>
            <text:p text:style-name="Preformatted_20_Text">// set the expiration date to one hour ago</text:p>
            <text:p text:style-name="Preformatted_20_Text">setcookie("user", "", time()-3600);</text:p>
            <text:p text:style-name="P4">?&gt;</text:p>
          </table:table-cell>
        </table:table-row>
      </table:table>
      <text:p text:style-name="P2"/>
      <text:p text:style-name="Horizontal_20_Line"/>
      <text:h text:style-name="Heading_20_2" text:outline-level="2" text:is-list-header="true">What if a Browser Does NOT Support Cookies?</text:h>
      <text:p text:style-name="Text_20_body">If your application deals with browsers that do not support cookies, you will have to use other methods to pass information from one page to another in your application. One method is to pass the data through forms (forms and user input are described earlier in this tutorial).</text:p>
      <text:p text:style-name="Text_20_body"><text:soft-page-break/>The form below passes the user input to "welcome.php" when the user clicks on the "Submit" button:</text:p>
      <text:p text:style-name="P1"><text:bookmark text:name="table11"/></text:p>
      <table:table table:name="Tabela18" table:style-name="Tabela18">
        <table:table-column table:style-name="Tabela18.A"/>
        <table:table-row>
          <table:table-cell table:style-name="Tabela18.A1" office:value-type="string">
            <text:p text:style-name="Preformatted_20_Text">&lt;html&gt;</text:p>
            <text:p text:style-name="P4">&lt;body&gt;</text:p>
            <text:p text:style-name="Preformatted_20_Text">&lt;form action="welcome.php" method="post"&gt;</text:p>
            <text:p text:style-name="Preformatted_20_Text">Name: &lt;input type="text" name="name" /&gt;</text:p>
            <text:p text:style-name="Preformatted_20_Text">Age: &lt;input type="text" name="age" /&gt;</text:p>
            <text:p text:style-name="Preformatted_20_Text">&lt;input type="submit" /&gt;</text:p>
            <text:p text:style-name="P4">&lt;/form&gt;</text:p>
            <text:p text:style-name="Preformatted_20_Text">&lt;/body&gt;</text:p>
            <text:p text:style-name="P4">&lt;/html&gt;</text:p>
          </table:table-cell>
        </table:table-row>
      </table:table>
      <text:p text:style-name="Text_20_body">Retrieve the values in the "welcome.php" file like this:</text:p>
      <text:p text:style-name="P1"><text:bookmark text:name="table2"/></text:p>
      <table:table table:name="Tabela19" table:style-name="Tabela19">
        <table:table-column table:style-name="Tabela19.A"/>
        <table:table-row>
          <table:table-cell table:style-name="Tabela19.A1" office:value-type="string">
            <text:p text:style-name="Preformatted_20_Text">&lt;html&gt;</text:p>
            <text:p text:style-name="P4">&lt;body&gt;</text:p>
            <text:p text:style-name="Preformatted_20_Text">Welcome &lt;?php echo $_POST["name"]; ?&gt;.&lt;br /&gt;</text:p>
            <text:p text:style-name="P4">You are &lt;?php echo $_POST["age"]; ?&gt; years old.</text:p>
            <text:p text:style-name="Preformatted_20_Text">&lt;/body&gt;</text:p>
            <text:p text:style-name="P4">&lt;/html&g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5T13:44:20</meta:creation-date>
    <meta:document-statistic meta:table-count="8" meta:image-count="0" meta:object-count="0" meta:page-count="3" meta:paragraph-count="71" meta:word-count="461" meta:character-count="2715"/>
    <dc:date>2009-10-05T13:46:10</dc:date>
    <meta:editing-duration>PT00H01M50S</meta:editing-duration>
    <meta:editing-cycles>1</meta:editing-cycles>
    <meta:generator>OpenOffice.org/3.0$Linux OpenOffice.org_project/300m15$Build-9379</meta:generator>
  </office:meta>
</office:document-meta>
</file>